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ko" fo:country="KR" style:letter-kerning="false" style:font-name-asian="Arial1" style:font-size-asian="11pt" style:language-asian="ko" style:country-asian="KR" style:font-name-complex="Arial1" style:font-size-complex="11pt" style:language-complex="ko" style:country-complex="K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1pt" fo:language="ko" fo:country="KR" style:letter-kerning="false" style:font-name-asian="Arial1" style:font-size-asian="11pt" style:language-asian="ko" style:country-asian="KR" style:font-name-complex="Arial1" style:font-size-complex="11pt" style:language-complex="ko" style:country-complex="K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duration>PT1M</meta:editing-duration>
    <meta:document-statistic meta:table-count="0" meta:image-count="0" meta:object-count="0" meta:page-count="1" meta:paragraph-count="0" meta:word-count="0" meta:character-count="0" meta:non-whitespace-character-count="0"/>
    <meta:generator>LibreOffice/6.3.5.2$Linux_X86_64 LibreOffice_project/dd0751754f11728f69b42ee2af66670068624673</meta:generator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